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2.6cm" svg:x="3.3cm" svg:y="5cm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2.6cm" svg:x="10.3cm" svg:y="5cm">
          <text:p text:style-name="P1">Input/Out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5cm" svg:height="3.1cm" svg:x="3.2cm" svg:y="8.3cm">
          <text:p text:style-name="P1">Decision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3cm" svg:height="2.6cm" svg:x="11.1cm" svg:y="1.6cm">
          <text:p text:style-name="P1">Storag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6.5cm" svg:height="2.8cm" svg:x="2.9cm" svg:y="1.6cm">
          <text:p text:style-name="P1">Start/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3:07:57.510000000</meta:creation-date>
    <meta:generator>LibreOffice/4.2.5.2$Windows_x86 LibreOffice_project/61cb170a04bb1f12e77c884eab9192be736ec5f5</meta:generator>
    <dc:date>2014-11-27T14:07:46.110000000</dc:date>
    <meta:editing-duration>P0D</meta:editing-duration>
    <meta:editing-cycles>2</meta:editing-cycles>
    <meta:document-statistic meta:object-count="5"/>
  </office:meta>
</office:document-meta>
</file>